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</style:style>
    <style:style style:name="P2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P3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 style:font-size-asian="14pt" style:font-size-complex="14pt"/>
    </style:style>
    <style:style style:name="P4" style:family="paragraph" style:parent-style-name="Standard">
      <style:paragraph-properties style:line-height-at-least="0.198in"/>
      <style:text-properties fo:color="#000000" style:font-name="Consolas" fo:font-size="14pt" fo:font-weight="normal" fo:background-color="#fffffe" style:font-size-asian="14pt" style:font-size-complex="14pt"/>
    </style:style>
    <style:style style:name="P5" style:family="paragraph" style:parent-style-name="Standard">
      <style:paragraph-properties style:line-height-at-least="0.198in"/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P6" style:family="paragraph" style:parent-style-name="Standard">
      <style:paragraph-properties style:line-height-at-least="0.198in"/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P7" style:family="paragraph" style:parent-style-name="Standard">
      <style:paragraph-properties style:line-height-at-least="0.198in" fo:text-align="start" style:justify-single-word="false"/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P8" style:family="paragraph" style:parent-style-name="Standard">
      <style:paragraph-properties style:line-height-at-least="0.198in" fo:text-align="center" style:justify-single-word="false"/>
      <style:text-properties fo:font-variant="normal" fo:text-transform="none" fo:color="#000000" style:font-name="Consolas" fo:font-size="18pt" fo:letter-spacing="normal" fo:font-style="normal" fo:font-weight="normal" fo:background-color="#fffffe" style:font-size-asian="18pt" style:font-size-complex="18pt"/>
    </style:style>
    <style:style style:name="P9" style:family="paragraph" style:parent-style-name="Standard">
      <style:paragraph-properties style:line-height-at-least="0.198in" fo:text-align="start" style:justify-single-word="false"/>
      <style:text-properties fo:font-variant="normal" fo:text-transform="none" fo:color="#000000" style:font-name="Consolas" fo:font-size="10pt" fo:letter-spacing="normal" fo:font-style="normal" fo:font-weight="normal" fo:background-color="#fffffe" style:font-size-asian="10pt" style:font-size-complex="10pt"/>
    </style:style>
    <style:style style:name="P10" style:family="paragraph" style:parent-style-name="Standard">
      <style:paragraph-properties style:line-height-at-least="0.198in"/>
    </style:style>
    <style:style style:name="P11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T1" style:family="text">
      <style:text-properties fo:font-variant="normal" fo:text-transform="none" fo:color="#000000" style:font-name="Consolas" fo:font-size="14pt" fo:letter-spacing="normal" fo:font-style="normal" fo:font-weight="normal" fo:background-color="#fffffe" style:font-size-asian="14pt" style:font-size-complex="14pt"/>
    </style:style>
    <style:style style:name="T2" style:family="text"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T3" style:family="text">
      <style:text-properties fo:font-variant="normal" fo:text-transform="none" fo:color="#000000" style:font-name="Consolas" fo:font-size="10.5pt" fo:letter-spacing="normal" fo:font-style="normal" fo:font-weight="normal" fo:background-color="#fffffe" style:font-size-asian="10.5pt" style:font-size-complex="10.5pt"/>
    </style:style>
    <style:style style:name="T4" style:family="text">
      <style:text-properties fo:font-variant="normal" fo:text-transform="none" fo:color="#000000" style:font-name="Consolas" fo:font-size="10.5pt" fo:letter-spacing="normal" fo:font-style="normal" fo:font-weight="normal" fo:background-color="#cfe7f5" style:font-size-asian="10.5pt" style:font-size-complex="10.5pt"/>
    </style:style>
    <style:style style:name="T5" style:family="text">
      <style:text-properties fo:font-variant="normal" fo:text-transform="none" fo:color="#000000" style:font-name="Consolas" fo:font-size="10.5pt" fo:letter-spacing="normal" fo:font-style="italic" fo:font-weight="normal" fo:background-color="#fffffe" style:font-size-asian="10.5pt" style:font-style-asian="italic" style:font-size-complex="10.5pt" style:font-style-complex="italic"/>
    </style:style>
    <style:style style:name="T6" style:family="text">
      <style:text-properties fo:font-variant="normal" fo:text-transform="none" fo:color="#000000" style:font-name="Consolas" fo:font-size="10.5pt" fo:letter-spacing="normal" fo:font-style="italic" fo:font-weight="normal" fo:background-color="#cfe7f5" style:font-size-asian="10.5pt" style:font-style-asian="italic" style:font-size-complex="10.5pt" style:font-style-complex="italic"/>
    </style:style>
    <style:style style:name="T7" style:family="text">
      <style:text-properties fo:font-variant="normal" fo:text-transform="none" fo:color="#000000" style:font-name="Times New Roman" fo:font-size="10.5pt" fo:letter-spacing="normal" fo:font-style="normal" fo:font-weight="normal" fo:background-color="#fffffe" style:font-size-asian="10.5pt" style:font-size-complex="10.5pt"/>
    </style:style>
    <style:style style:name="T8" style:family="text">
      <style:text-properties fo:font-variant="normal" fo:text-transform="none" fo:color="#0000ff" style:font-name="Consolas" fo:font-size="10.5pt" fo:letter-spacing="normal" fo:font-style="normal" fo:font-weight="normal" fo:background-color="#fffffe"/>
    </style:style>
    <style:style style:name="T9" style:family="text">
      <style:text-properties fo:font-variant="normal" fo:text-transform="none" fo:color="#0000ff" style:font-name="Consolas" fo:font-size="10.5pt" fo:letter-spacing="normal" fo:font-style="normal" fo:font-weight="normal" fo:background-color="#fffffe" style:font-size-asian="10.5pt" style:font-size-complex="10.5pt"/>
    </style:style>
    <style:style style:name="T10" style:family="text">
      <style:text-properties fo:font-variant="normal" fo:text-transform="none" fo:color="#0000ff" fo:letter-spacing="normal" fo:font-style="normal" style:font-size-asian="10.5pt" style:font-size-complex="10.5pt"/>
    </style:style>
    <style:style style:name="T11" style:family="text">
      <style:text-properties fo:font-variant="normal" fo:text-transform="none" fo:letter-spacing="normal" fo:font-style="normal" style:font-size-asian="10.5pt" style:font-size-complex="10.5pt"/>
    </style:style>
    <style:style style:name="T12" style:family="text">
      <style:text-properties fo:color="#0000ff"/>
    </style:style>
    <style:style style:name="T13" style:family="text">
      <style:text-properties fo:color="#09885a"/>
    </style:style>
    <style:style style:name="T14" style:family="text">
      <style:text-properties fo:color="#a31515"/>
    </style:style>
    <style:style style:name="T15" style:family="text">
      <style:text-properties fo:color="#000000" style:font-name="Consolas" fo:font-size="14pt" fo:font-weight="normal" fo:background-color="#fffffe" style:font-size-asian="14pt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text-position="super 58%"/>
    </style:style>
    <style:style style:name="T18" style:family="text">
      <style:text-properties style:font-size-asian="10.5pt" style:font-size-complex="10.5pt"/>
    </style:style>
    <style:style style:name="T19" style:family="text">
      <style:text-properties fo:font-size="10.5pt" style:font-size-asian="10.5pt" style:font-size-complex="10.5pt"/>
    </style:style>
    <style:style style:name="T20" style:family="text">
      <style:text-properties style:font-name="Lato"/>
    </style:style>
    <style:style style:name="T21" style:family="text">
      <style:text-properties style:font-name="Times New Roman"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0">FreeCodeCamp Intermediate</text:span></text:p>
      <text:p text:style-name="P9"><text:span text:style-name="T20">This section contains the solutions to the 21 intermediate exercises. For details see: </text:span></text:p>
      <text:p text:style-name="P7"><text:a xlink:type="simple" xlink:href="https://learn.freecodecamp.org/javascript-algorithms-and-data-structures/intermediate-algorithm-scripting" text:style-name="Internet_20_link" text:visited-style-name="Visited_20_Internet_20_Link">https://learn.freecodecamp.org/javascript-algorithms-and-data-structures/intermediate-algorithm-scripting</text:a><text:span text:style-name="T20"> <text:line-break/></text:span></text:p>
      <text:p text:style-name="P1"><text:span text:style-name="T1">1. Sum All Numbers In A Range<text:line-break/></text:span><text:a xlink:type="simple" xlink:href="https://learn.freecodecamp.org/javascript-algorithms-and-data-structures/intermediate-algorithm-scripting/sum-all-numbers-in-a-range" text:style-name="Internet_20_link" text:visited-style-name="Visited_20_Internet_20_Link">https://learn.freecodecamp.org/javascript-algorithms-and-data-structures/intermediate-algorithm-scripting/sum-all-numbers-in-a-range</text:a><text:span text:style-name="T7"> </text:span><text:span text:style-name="T21"><text:s/></text:span><text:span text:style-name="T7"><text:s/></text:span></text:p>
      <text:p text:style-name="P1"><text:span text:style-name="T3">logarithm: Math.min(), Math.max(), push(), reduce() </text:span></text:p>
      <text:p text:style-name="P1"><text:span text:style-name="T6">Math.min(...arrayX)</text:span><text:span text:style-name="T3"><text:tab/>// returns the lowest number of provided parameter(s)<text:line-break/> <text:tab/><text:tab/><text:tab/><text:tab/> <text:s text:c="2"/>parameter: either values or an array (...[array])</text:span></text:p>
      <text:p text:style-name="P1"><text:span text:style-name="T6">Math.max()</text:span><text:span text:style-name="T3"><text:tab/><text:tab/><text:tab/>// see above</text:span></text:p>
      <text:p text:style-name="P1"><text:span text:style-name="T6">x.push(item) </text:span><text:span text:style-name="T3"><text:tab/><text:tab/>// add item to the end of array x</text:span></text:p>
      <text:p text:style-name="P1"><text:span text:style-name="T6">x.reduce((acc, val) =&gt; acc + val, o)</text:span><text:span text:style-name="T3"><text:tab/>// sum numbers of array (there is much more about <text:s/><text:tab/><text:tab/><text:tab/><text:tab/><text:tab/><text:tab/> <text:s text:c="2"/>reduce!)</text:span></text:p>
      <text:p text:style-name="P1"><text:span text:style-name="T9">function</text:span><text:span text:style-name="T3"> sumAll(arr) {</text:span></text:p>
      <text:p text:style-name="P2"><text:span text:style-name="T12">let</text:span> lowNum = Math.min(...arr);</text:p>
      <text:p text:style-name="P2"><text:span text:style-name="T12">let</text:span> highNum = Math.max(...arr);</text:p>
      <text:p text:style-name="P2"><text:span text:style-name="T12">let</text:span> numArray = [];</text:p>
      <text:p text:style-name="P2"><text:span text:style-name="T12">for</text:span> (<text:span text:style-name="T12">var</text:span> i = lowNum; i &lt;= highNum; i++) {</text:p>
      <text:p text:style-name="P2">numArray.push(i)</text:p>
      <text:p text:style-name="P2">}</text:p>
      <text:p text:style-name="P2"><text:span text:style-name="T12">let</text:span> result = numArray.reduce((acc, val) =&gt; acc + val,<text:span text:style-name="T13">0</text:span>)</text:p>
      <text:p text:style-name="P2"><text:span text:style-name="T12">return</text:span> result</text:p>
      <text:p text:style-name="P2">}</text:p>
      <text:p text:style-name="P1"/>
      <text:p text:style-name="P2">sumAll([<text:span text:style-name="T13">1</text:span>, <text:span text:style-name="T13">4</text:span>]);</text:p>
      <text:p text:style-name="P1"><text:span text:style-name="T3"/></text:p>
      <text:p text:style-name="P1"><text:span text:style-name="T1"><text:line-break/>2. Diff Two Arrays</text:span></text:p>
      <text:p text:style-name="P1"><text:a xlink:type="simple" xlink:href="https://learn.freecodecamp.org/javascript-algorithms-and-data-structures/intermediate-algorithm-scripting/diff-two-arrays/" text:style-name="Internet_20_link" text:visited-style-name="Visited_20_Internet_20_Link"><text:span text:style-name="T3">https://learn.freecodecamp.org/javascript-algorithms-and-data-structures/intermediate-algorithm-scripting/diff-two-arrays/</text:span></text:a><text:span text:style-name="T1"><text:line-break/></text:span><text:span text:style-name="T19"> </text:span><text:span text:style-name="T3"><text:s/></text:span></text:p>
      <text:p text:style-name="P1"><text:span text:style-name="T3">logarithm: .concat(), .filter(), .includes() <text:line-break/></text:span><text:span text:style-name="T6">x.concat(y)<text:tab/></text:span><text:span text:style-name="T3"><text:tab/><text:tab/><text:tab/><text:tab/>// merges x with y; works with strings and arrays<text:line-break/></text:span><text:span text:style-name="T6">x.filter(item =&gt; condition on item)</text:span><text:span text:style-name="T3"><text:tab/>// filter the items of array x that meet the <text:line-break/> <text:tab/><text:tab/><text:tab/><text:tab/><text:tab/><text:tab/> <text:s text:c="2"/>condition; returns an array with the result </text:span></text:p>
      <text:p text:style-name="P1"><text:span text:style-name="T6">x.includes(item)</text:span><text:span text:style-name="T3"><text:tab/><text:tab/><text:tab/><text:tab/>// returns true/false depending if item is <text:line-break/> <text:tab/><text:tab/><text:tab/><text:tab/><text:tab/><text:tab/> <text:s text:c="2"/>included in array x</text:span></text:p>
      <text:p text:style-name="P2"><text:span text:style-name="T10">function</text:span><text:span text:style-name="T11"> diffArray(arr1, arr2) {</text:span></text:p>
      <text:p text:style-name="P2"><text:span text:style-name="T12">let</text:span> mergeArrays = arr1.concat(arr2);</text:p>
      <text:p text:style-name="P2"><text:span text:style-name="T12">let</text:span> result = mergeArrays.filter(num =&gt; !arr1.includes(num) || !arr2.includes(num));</text:p>
      <text:p text:style-name="P2"><text:span text:style-name="T12">return</text:span> result;</text:p>
      <text:p text:style-name="P2">}</text:p>
      <text:p text:style-name="P1"/>
      <text:p text:style-name="P2">diffArray([<text:span text:style-name="T13">1</text:span>, <text:span text:style-name="T13">2</text:span>, <text:span text:style-name="T13">3</text:span>, <text:span text:style-name="T13">5</text:span>], [<text:span text:style-name="T13">1</text:span>, <text:span text:style-name="T13">2</text:span>, <text:span text:style-name="T13">3</text:span>, <text:span text:style-name="T13">4</text:span>, <text:span text:style-name="T13">5</text:span>]);</text:p>
      <text:p text:style-name="P1"><text:soft-page-break/><text:span text:style-name="T3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Pig Tail<text:line-break/></text:span><text:span text:style-name="T8">function</text:span><text:span text:style-name="T2"> translatePigLatin(str) {</text:span></text:p>
      <text:p text:style-name="P2"><text:span text:style-name="T12"><text:s text:c="2"/>var</text:span> regexVowels = /[aeiou]/;</text:p>
      <text:p text:style-name="P2"><text:span text:style-name="T12"><text:s text:c="2"/>var</text:span> regex = /^([bcdfghjklmnpqrstvwxyz])*/g;</text:p>
      <text:p text:style-name="P2"><text:span text:style-name="T12"><text:s text:c="2"/>if</text:span> (str[<text:span text:style-name="T13">0</text:span>].match(regexVowels)) {</text:p>
      <text:p text:style-name="P2"><text:span text:style-name="T12"><text:s text:c="4"/>var</text:span> beginning = str.match(regex);</text:p>
      <text:p text:style-name="P2"><text:span text:style-name="T12"><text:s text:c="4"/>var</text:span> newWord = str.replace(regex, <text:span text:style-name="T14">''</text:span>);</text:p>
      <text:p text:style-name="P2"><text:span text:style-name="T12"><text:s text:c="4"/>var</text:span> regexEnd = /$/;</text:p>
      <text:p text:style-name="P2"><text:span text:style-name="T12"><text:s text:c="4"/>var</text:span> newStr = newWord.replace(regexEnd, (beginning + <text:span text:style-name="T14">'way'</text:span>));</text:p>
      <text:p text:style-name="P2"><text:span text:style-name="T12"><text:s text:c="4"/>return</text:span> newStr;</text:p>
      <text:p text:style-name="P2"><text:s text:c="2"/>} </text:p>
      <text:p text:style-name="P2"><text:span text:style-name="T12"><text:s text:c="2"/>else</text:span> {</text:p>
      <text:p text:style-name="P2"><text:span text:style-name="T12"><text:s text:c="4"/>var</text:span> beginning = str.match(regex);</text:p>
      <text:p text:style-name="P2"><text:span text:style-name="T12"><text:s text:c="4"/>var</text:span> newWord = str.replace(regex, <text:span text:style-name="T14">''</text:span>);</text:p>
      <text:p text:style-name="P2"><text:span text:style-name="T12"><text:s text:c="4"/>var</text:span> regexEnd = /$/;</text:p>
      <text:p text:style-name="P2"><text:span text:style-name="T12"><text:s text:c="4"/>var</text:span> newStr = newWord.replace(regexEnd, (beginning + <text:span text:style-name="T14">'ay'</text:span>));</text:p>
      <text:p text:style-name="P2"><text:span text:style-name="T12"><text:s text:c="4"/>return</text:span> newStr;</text:p>
      <text:p text:style-name="P2"><text:s text:c="2"/>}</text:p>
      <text:p text:style-name="P2">}</text:p>
      <text:p text:style-name="P1"/>
      <text:p text:style-name="P2">translatePigLatin(<text:span text:style-name="T14">"consonant"</text:span>);</text:p>
      <text:p text:style-name="P2"/>
      <text:p text:style-name="P2"/>
      <text:p text:style-name="P4">Search and Replace</text:p>
      <text:p text:style-name="P2"><text:span text:style-name="T12">function</text:span> myReplace(str, before, after) {</text:p>
      <text:p text:style-name="P2"><text:span text:style-name="T12"><text:s text:c="2"/>function</text:span> firstLetterCase(before, after) {</text:p>
      <text:p text:style-name="P2"><text:span text:style-name="T12"><text:s text:c="4"/>var</text:span> befArr = before.split(<text:span text:style-name="T14">''</text:span>);</text:p>
      <text:p text:style-name="P2"><text:span text:style-name="T12"><text:s text:c="4"/>var</text:span> aftArr = after.split(<text:span text:style-name="T14">''</text:span>);</text:p>
      <text:p text:style-name="P2"><text:span text:style-name="T12"><text:s text:c="4"/>if</text:span> (befArr[<text:span text:style-name="T13">0</text:span>] == befArr[<text:span text:style-name="T13">0</text:span>].toUpperCase()) {</text:p>
      <text:p text:style-name="P2"><text:span text:style-name="T12"><text:s text:c="6"/>var</text:span> upper = aftArr[<text:span text:style-name="T13">0</text:span>].toUpperCase();</text:p>
      <text:p text:style-name="P2"><text:span text:style-name="T12"><text:s text:c="6"/></text:span>aftArr.splice(<text:span text:style-name="T13">0</text:span>,<text:span text:style-name="T13">1</text:span>, upper).join(<text:span text:style-name="T14">','</text:span>); </text:p>
      <text:p text:style-name="P2"><text:span text:style-name="T12"><text:s text:c="4"/></text:span>} </text:p>
      <text:p text:style-name="P2"><text:span text:style-name="T12"><text:s text:c="4"/>else</text:span> <text:span text:style-name="T12">if</text:span> (befArr[<text:span text:style-name="T13">0</text:span>] == befArr[<text:span text:style-name="T13">0</text:span>].toLowerCase()) {</text:p>
      <text:p text:style-name="P2"><text:span text:style-name="T12"><text:s text:c="6"/>var</text:span> lower = aftArr[<text:span text:style-name="T13">0</text:span>].toLowerCase(); </text:p>
      <text:p text:style-name="P2"><text:span text:style-name="T12"><text:s text:c="6"/></text:span>aftArr.splice(<text:span text:style-name="T13">0</text:span>,<text:span text:style-name="T13">1</text:span>, lower).join(<text:span text:style-name="T14">','</text:span>);</text:p>
      <text:p text:style-name="P2"><text:span text:style-name="T12"><text:s text:c="4"/></text:span>}</text:p>
      <text:p text:style-name="P2"><text:span text:style-name="T12"><text:s text:c="4"/>return</text:span> aftArr.join(<text:span text:style-name="T14">''</text:span>);</text:p>
      <text:p text:style-name="P2"><text:s text:c="2"/>} </text:p>
      <text:p text:style-name="P1"/>
      <text:p text:style-name="P2"><text:span text:style-name="T12"><text:s text:c="2"/>var</text:span> arr = str.split(<text:span text:style-name="T14">' '</text:span>);</text:p>
      <text:p text:style-name="P2"><text:span text:style-name="T12"><text:s text:c="2"/>var</text:span> index = arr.indexOf(before);</text:p>
      <text:p text:style-name="P2"><text:s text:c="2"/>arr.splice(index, <text:span text:style-name="T13">1</text:span>, firstLetterCase(before, after));</text:p>
      <text:p text:style-name="P2"><text:soft-page-break/><text:span text:style-name="T12"><text:s text:c="2"/>var</text:span> newStr = arr.join(<text:span text:style-name="T14">' '</text:span>);</text:p>
      <text:p text:style-name="P2"><text:span text:style-name="T12"><text:s text:c="2"/>return</text:span> newStr;</text:p>
      <text:p text:style-name="P2">}</text:p>
      <text:p text:style-name="P1"/>
      <text:p text:style-name="P2">myReplace(<text:span text:style-name="T14">"A quick brown fox jumped over the lazy dog"</text:span>, <text:span text:style-name="T14">"jumped"</text:span>, <text:span text:style-name="T14">"leaped"</text:span>);</text:p>
      <text:p text:style-name="P2"/>
      <text:p text:style-name="P2"/>
      <text:p text:style-name="P2"/>
      <text:p text:style-name="P1"><text:span text:style-name="T15">DNA<text:line-break/></text:span><text:a xlink:type="simple" xlink:href="https://learn.freecodecamp.org/javascript-algorithms-and-data-structures/intermediate-algorithm-scripting/dna-pairing" text:style-name="Internet_20_link" text:visited-style-name="Visited_20_Internet_20_Link"><text:span text:style-name="T16">https://learn.freecodecamp.org/javascript-algorithms-and-data-structures/intermediate-algorithm-scripting/dna-pairing</text:span></text:a><text:span text:style-name="T16"> </text:span></text:p>
      <text:p text:style-name="P2"><text:span text:style-name="T12">function</text:span> pairElement(str) {</text:p>
      <text:p text:style-name="P2"><text:span text:style-name="T12"><text:s text:c="2"/>var</text:span> result = [];</text:p>
      <text:p text:style-name="P2"><text:span text:style-name="T12"><text:s text:c="2"/>let</text:span> arr = str.split(<text:span text:style-name="T14">''</text:span>);</text:p>
      <text:p text:style-name="P2"><text:span text:style-name="T12"><text:line-break/> <text:s/>for</text:span> (<text:span text:style-name="T12">var</text:span> i = <text:span text:style-name="T13">0</text:span>; i &lt; arr.length; i++) {</text:p>
      <text:p text:style-name="P2"><text:s text:c="4"/>result.push(arr.slice(i, i + <text:span text:style-name="T13">1</text:span>));</text:p>
      <text:p text:style-name="P1"/>
      <text:p text:style-name="P2"><text:span text:style-name="T12"><text:s text:c="4"/>if</text:span> (result[i][<text:span text:style-name="T13">0</text:span>] == <text:span text:style-name="T14">'A'</text:span>) {</text:p>
      <text:p text:style-name="P2"><text:tab/>result[i].push(<text:span text:style-name="T14">'T'</text:span>);</text:p>
      <text:p text:style-name="P2"><text:s text:c="4"/>}</text:p>
      <text:p text:style-name="P2"><text:span text:style-name="T12"><text:s text:c="4"/>if</text:span> (result[i][<text:span text:style-name="T13">0</text:span>] == <text:span text:style-name="T14">'T'</text:span>) {</text:p>
      <text:p text:style-name="P2"><text:tab/>result[i].push(<text:span text:style-name="T14">'A'</text:span>);</text:p>
      <text:p text:style-name="P2"><text:s text:c="4"/>}</text:p>
      <text:p text:style-name="P2"><text:span text:style-name="T12"><text:s text:c="4"/>if</text:span> (result[i][<text:span text:style-name="T13">0</text:span>] == <text:span text:style-name="T14">'C'</text:span>) {</text:p>
      <text:p text:style-name="P2"><text:tab/>result[i].push(<text:span text:style-name="T14">'G'</text:span>);</text:p>
      <text:p text:style-name="P2"><text:s text:c="4"/>}</text:p>
      <text:p text:style-name="P2"><text:span text:style-name="T12"><text:s text:c="4"/>if</text:span> (result[i][<text:span text:style-name="T13">0</text:span>] == <text:span text:style-name="T14">'G'</text:span>) {</text:p>
      <text:p text:style-name="P2"><text:tab/>result[i].push(<text:span text:style-name="T14">'C'</text:span>);</text:p>
      <text:p text:style-name="P2"><text:s text:c="4"/>}</text:p>
      <text:p text:style-name="P2"><text:s text:c="2"/>}</text:p>
      <text:p text:style-name="P2"><text:span text:style-name="T12"><text:s text:c="2"/>return</text:span> result;</text:p>
      <text:p text:style-name="P2">}</text:p>
      <text:p text:style-name="P1"/>
      <text:p text:style-name="P2">pairElement(<text:span text:style-name="T14">"GCG"</text:span>);</text:p>
      <text:p text:style-name="P2"/>
      <text:p text:style-name="P2"/>
      <text:p text:style-name="P4">Sorted Union</text:p>
      <text:p text:style-name="P2"><text:a xlink:type="simple" xlink:href="https://learn.freecodecamp.org/javascript-algorithms-and-data-structures/intermediate-algorithm-scripting/sorted-union" text:style-name="Internet_20_link" text:visited-style-name="Visited_20_Internet_20_Link">https://learn.freecodecamp.org/javascript-algorithms-and-data-structures/intermediate-algorithm-scripting/sorted-union</text:a> </text:p>
      <text:p text:style-name="P2"><text:span text:style-name="T12">function</text:span> uniteUnique(arr) {</text:p>
      <text:p text:style-name="P2"><text:span text:style-name="T12">var</text:span> args = arguments;</text:p>
      <text:p text:style-name="P2"><text:span text:style-name="T12">var</text:span> argsArray = [];</text:p>
      <text:p text:style-name="P2"><text:span text:style-name="T12">for</text:span> (<text:span text:style-name="T12">var</text:span> i = <text:span text:style-name="T13">0</text:span>; i &lt; arguments.length; i++) {</text:p>
      <text:p text:style-name="P2">argsArray.push(args[i]); </text:p>
      <text:p text:style-name="P2">}</text:p>
      <text:p text:style-name="P1"/>
      <text:p text:style-name="P2"><text:soft-page-break/><text:span text:style-name="T12">var</text:span> concatArray = argsArray.reduce((a, b) =&gt; [...a,...b], []);</text:p>
      <text:p text:style-name="P2"><text:span text:style-name="T12">var</text:span> result = concatArray.filter((num, index, result) =&gt; concatArray.indexOf(num) == index);</text:p>
      <text:p text:style-name="P2"><text:span text:style-name="T12">return</text:span> result;</text:p>
      <text:p text:style-name="P2">}</text:p>
      <text:p text:style-name="P1"/>
      <text:p text:style-name="P2">uniteUnique([<text:span text:style-name="T13">1</text:span>, <text:span text:style-name="T13">3</text:span>, <text:span text:style-name="T13">2</text:span>], [<text:span text:style-name="T13">5</text:span>, <text:span text:style-name="T13">2</text:span>, <text:span text:style-name="T13">1</text:span>, <text:span text:style-name="T13">4</text:span>], [<text:span text:style-name="T13">2</text:span>, <text:span text:style-name="T13">1</text:span>]);</text:p>
      <text:p text:style-name="P2"/>
      <text:p text:style-name="P2"/>
      <text:p text:style-name="P1"><text:span text:style-name="T15">HTML Entities<text:line-break/></text:span><text:a xlink:type="simple" xlink:href="https://learn.freecodecamp.org/javascript-algorithms-and-data-structures/intermediate-algorithm-scripting/convert-html-entities" text:style-name="Internet_20_link" text:visited-style-name="Visited_20_Internet_20_Link">https://learn.freecodecamp.org/javascript-algorithms-and-data-structures/intermediate-algorithm-scripting/convert-html-entities</text:a> </text:p>
      <text:p text:style-name="P2">1<text:span text:style-name="T17">st</text:span> solution</text:p>
      <text:p text:style-name="P2"><text:span text:style-name="T12">function</text:span> convertHTML(str) {</text:p>
      <text:p text:style-name="P2"><text:span text:style-name="T12">var</text:span> arr = str.split(<text:span text:style-name="T14">''</text:span>);</text:p>
      <text:p text:style-name="P2"><text:span text:style-name="T12">for</text:span> (<text:span text:style-name="T12">var</text:span> i = <text:span text:style-name="T13">0</text:span>; i &lt; arr.length; i++) {</text:p>
      <text:p text:style-name="P2"><text:span text:style-name="T12">switch</text:span> (arr[i]) {</text:p>
      <text:p text:style-name="P2"><text:span text:style-name="T12">case</text:span> <text:span text:style-name="T14">'&amp;'</text:span> :</text:p>
      <text:p text:style-name="P2">arr[i] = <text:span text:style-name="T14">'&amp;amp;'</text:span></text:p>
      <text:p text:style-name="P2"><text:span text:style-name="T12">break</text:span>;</text:p>
      <text:p text:style-name="P2"><text:span text:style-name="T12">case</text:span> <text:span text:style-name="T14">'&lt;'</text:span> :</text:p>
      <text:p text:style-name="P2">arr[i] = <text:span text:style-name="T14">'&amp;lt;'</text:span></text:p>
      <text:p text:style-name="P2"><text:span text:style-name="T12">break</text:span>;</text:p>
      <text:p text:style-name="P2"><text:span text:style-name="T12">case</text:span> <text:span text:style-name="T14">'&gt;'</text:span> :</text:p>
      <text:p text:style-name="P2">arr[i] = <text:span text:style-name="T14">'&amp;gt;'</text:span></text:p>
      <text:p text:style-name="P2"><text:span text:style-name="T12">break</text:span>;</text:p>
      <text:p text:style-name="P2"><text:span text:style-name="T12">case</text:span> <text:span text:style-name="T14">'"'</text:span> :</text:p>
      <text:p text:style-name="P2">arr[i] = <text:span text:style-name="T14">'&amp;quot;'</text:span></text:p>
      <text:p text:style-name="P2"><text:span text:style-name="T12">break</text:span>;</text:p>
      <text:p text:style-name="P2"><text:span text:style-name="T12">case</text:span> <text:span text:style-name="T14">'\''</text:span> :</text:p>
      <text:p text:style-name="P2">arr[i] = <text:span text:style-name="T14">'&amp;apos;'</text:span></text:p>
      <text:p text:style-name="P2"><text:span text:style-name="T12">break</text:span>;</text:p>
      <text:p text:style-name="P2"><text:span text:style-name="T12">case</text:span> <text:span text:style-name="T14">'&lt;&gt;'</text:span> :</text:p>
      <text:p text:style-name="P2">arr[i] = <text:span text:style-name="T14">'&amp;lt;&amp;gt;'</text:span></text:p>
      <text:p text:style-name="P2"><text:span text:style-name="T12">break</text:span>;</text:p>
      <text:p text:style-name="P2"><text:span text:style-name="T12">case</text:span> <text:span text:style-name="T14">'abc'</text:span> :</text:p>
      <text:p text:style-name="P2">arr[i] = <text:span text:style-name="T14">'abc'</text:span></text:p>
      <text:p text:style-name="P2"><text:span text:style-name="T12">break</text:span>;</text:p>
      <text:p text:style-name="P2">}</text:p>
      <text:p text:style-name="P2">}</text:p>
      <text:p text:style-name="P2"><text:span text:style-name="T12">return</text:span> arr.join(<text:span text:style-name="T14">''</text:span>);</text:p>
      <text:p text:style-name="P2">}</text:p>
      <text:p text:style-name="P1"/>
      <text:p text:style-name="P2">convertHTML(<text:span text:style-name="T14">"Dolce &amp; Gabbana"</text:span>);</text:p>
      <text:p text:style-name="P2"/>
      <text:p text:style-name="P2">2<text:span text:style-name="T17">nd</text:span> solution (works in Chrome; does not work in fcc because of /'/g )</text:p>
      <text:p text:style-name="P2"><text:span text:style-name="T12">function</text:span> convertHTML(str) {</text:p>
      <text:p text:style-name="P2"><text:soft-page-break/><text:span text:style-name="T12">return</text:span> ( </text:p>
      <text:p text:style-name="P2">str.replace(/&amp;/g, <text:span text:style-name="T14">'&amp;amp;'</text:span>)</text:p>
      <text:p text:style-name="P2">.replace(/&lt;/g, <text:span text:style-name="T14">'&amp;lt;'</text:span>)</text:p>
      <text:p text:style-name="P2">.replace(/&gt;/g, <text:span text:style-name="T14">'&amp;gt;'</text:span>)</text:p>
      <text:p text:style-name="P2">.replace(/'/g, <text:span text:style-name="T14">'&amp;apos;'</text:span>)</text:p>
      <text:p text:style-name="P2">.replace(/&lt;&gt;/g, <text:span text:style-name="T14">'&amp;lt;&amp;gt;'</text:span>)</text:p>
      <text:p text:style-name="P2">.replace(/(abc)/g, <text:span text:style-name="T14">'abc'</text:span>)</text:p>
      <text:p text:style-name="P2">); </text:p>
      <text:p text:style-name="P2">}</text:p>
      <text:p text:style-name="P2"/>
      <text:p text:style-name="P2">3<text:span text:style-name="T17">rd</text:span> solution (my favorite :-))<text:line-break/>function convertHTML(str) {<text:line-break/>var arr = str.split('');<text:line-break/>var htmlEntities = {<text:line-break/> <text:s/>'&amp;': '&amp;amp;',<text:line-break/> <text:s/>'&lt;': '&amp;lt;',<text:line-break/> <text:s/>'&gt;': '&amp;gt;',<text:line-break/> <text:s/>'&lt;&gt;': '&amp;lt;&amp;gt;',<text:line-break/> <text:s/>'\'': '&amp;apos;',<text:line-break/> <text:s/>'abc': 'abc',<text:line-break/> <text:s/>'\"': '&amp;quot;', <text:line-break/>}<text:line-break/> <text:s/>return arr.map(entity =&gt; htmlEntities[entity] || entity).join('');<text:line-break/>}<text:line-break/></text:p>
      <text:p text:style-name="P2"/>
      <text:p text:style-name="P4">Fibonacci Numbers</text:p>
      <text:p text:style-name="P2"><text:a xlink:type="simple" xlink:href="https://learn.freecodecamp.org/javascript-algorithms-and-data-structures/intermediate-algorithm-scripting/sum-all-odd-fibonacci-numbers" text:style-name="Internet_20_link" text:visited-style-name="Visited_20_Internet_20_Link"><text:span text:style-name="T18">https://learn.freecodecamp.org/javascript-algorithms-and-data-structures/intermediate-algorithm-scripting/sum-all-odd-fibonacci-numbers</text:span></text:a><text:span text:style-name="T18"> </text:span></text:p>
      <text:p text:style-name="P2"><text:span text:style-name="T12">function</text:span> sumFibs(num) {</text:p>
      <text:p text:style-name="P2"><text:span text:style-name="T12">let</text:span> fabi = [<text:span text:style-name="T13">1</text:span>,<text:span text:style-name="T13">1</text:span>];</text:p>
      <text:p text:style-name="P2"><text:span text:style-name="T12">while</text:span> (((fabi[fabi.length - <text:span text:style-name="T13">1</text:span>]) + (fabi[fabi.length -<text:span text:style-name="T13">2</text:span>]) &lt;= num)) {</text:p>
      <text:p text:style-name="P2">fabi.push(fabi[fabi.length -<text:span text:style-name="T13">1</text:span>] + fabi[fabi.length - <text:span text:style-name="T13">2</text:span>])</text:p>
      <text:p text:style-name="P2">} </text:p>
      <text:p text:style-name="P2"><text:span text:style-name="T12">let</text:span> oddFabis = fabi.filter(item =&gt; item % <text:span text:style-name="T13">2</text:span> != <text:span text:style-name="T13">0</text:span>);</text:p>
      <text:p text:style-name="P2"><text:span text:style-name="T12">return</text:span> oddFabis.reduce((a, b) =&gt; a + b);</text:p>
      <text:p text:style-name="P2">}</text:p>
      <text:p text:style-name="P1"/>
      <text:p text:style-name="P2">sumFibs(<text:span text:style-name="T13">4</text:span>);</text:p>
      <text:p text:style-name="P2"/>
      <text:p text:style-name="P2"/>
      <text:p text:style-name="P4">Binary Agents</text:p>
      <text:p text:style-name="P3"><text:span text:style-name="T12">function</text:span> binaryAgent(str) {</text:p>
      <text:p text:style-name="P2"><text:span text:style-name="T12">let</text:span> letterStr = [];</text:p>
      <text:p text:style-name="P2"><text:span text:style-name="T12">let</text:span> binaryArr = str.split(<text:span text:style-name="T14">' '</text:span>);</text:p>
      <text:p text:style-name="P2"><text:span text:style-name="T12">let</text:span> decimalArr = binaryArr.map(binary =&gt; parseInt(binary, <text:span text:style-name="T13">2</text:span>));</text:p>
      <text:p text:style-name="P2"><text:span text:style-name="T12">for</text:span> (<text:span text:style-name="T12">var</text:span> i = <text:span text:style-name="T13">0</text:span>; i &lt; decimalArr.length; i++) {</text:p>
      <text:p text:style-name="P2"><text:soft-page-break/>letterStr += String.fromCharCode(decimalArr[i]);</text:p>
      <text:p text:style-name="P2">}</text:p>
      <text:p text:style-name="P2"><text:span text:style-name="T12">return</text:span> letterStr;</text:p>
      <text:p text:style-name="P2">}</text:p>
      <text:p text:style-name="P1"/>
      <text:p text:style-name="P2">binaryAgent(<text:span text:style-name="T14">"01000001 01110010 01100101 01101110 00100111 01110100 00100000 01100010 01101111 01101110 01100110 01101001 01110010 01100101 01110011 00100000 01100110 01110101 01101110 00100001 00111111"</text:span>);</text:p>
      <text:p text:style-name="P2"/>
      <text:p text:style-name="P2"/>
      <text:p text:style-name="P4">Everything Be True</text:p>
      <text:p text:style-name="P2"><text:span text:style-name="T12">function</text:span> truthCheck(collection, pre) {</text:p>
      <text:p text:style-name="P2"><text:span text:style-name="T12">return</text:span> collection.every(obj =&gt; obj[pre]);</text:p>
      <text:p text:style-name="P2">}</text:p>
      <text:p text:style-name="P1"/>
      <text:p text:style-name="P2">truthCheck([{<text:span text:style-name="T14">"user"</text:span>: <text:span text:style-name="T14">"Tinky-Winky"</text:span>, <text:span text:style-name="T14">"sex"</text:span>: <text:span text:style-name="T14">"male"</text:span>}, {<text:span text:style-name="T14">"user"</text:span>: <text:span text:style-name="T14">"Dipsy"</text:span>, <text:span text:style-name="T14">"sex"</text:span>: <text:span text:style-name="T14">"male"</text:span>}, {<text:span text:style-name="T14">"user"</text:span>: <text:span text:style-name="T14">"Laa-Laa"</text:span>, <text:span text:style-name="T14">"sex"</text:span>: <text:span text:style-name="T14">"female"</text:span>}, {<text:span text:style-name="T14">"user"</text:span>: <text:span text:style-name="T14">"Po"</text:span>, <text:span text:style-name="T14">"sex"</text:span>: <text:span text:style-name="T14">"female"</text:span>}], <text:span text:style-name="T14">"sex"</text:span>);</text:p>
      <text:p text:style-name="P2"/>
      <text:p text:style-name="P4"/>
      <text:p text:style-name="P4"/>
      <text:p text:style-name="P4">Arguments Optional<text:line-break/><text:span text:style-name="T19">// 4 out of 5 cases work</text:span></text:p>
      <text:p text:style-name="P3"><text:span text:style-name="T12">function</text:span> addTogether(a, b) {</text:p>
      <text:p text:style-name="P2"><text:span text:style-name="T12">if</text:span> (<text:span text:style-name="T12">typeof</text:span> a === <text:span text:style-name="T14">'number'</text:span> &amp;&amp; <text:span text:style-name="T12">typeof</text:span> b === <text:span text:style-name="T14">'number'</text:span>) {</text:p>
      <text:p text:style-name="P2"><text:span text:style-name="T12">return</text:span> a + b;</text:p>
      <text:p text:style-name="P2">} <text:span text:style-name="T12">if</text:span> (<text:span text:style-name="T12">typeof</text:span> a === <text:span text:style-name="T14">'number'</text:span>) {</text:p>
      <text:p text:style-name="P2"><text:span text:style-name="T12">return</text:span> <text:span text:style-name="T12">function</text:span>(b) {</text:p>
      <text:p text:style-name="P2"><text:span text:style-name="T12">if</text:span> (<text:span text:style-name="T12">typeof</text:span> b == <text:span text:style-name="T14">'number'</text:span>)</text:p>
      <text:p text:style-name="P2"><text:span text:style-name="T12">return</text:span> a + b;</text:p>
      <text:p text:style-name="P2">} </text:p>
      <text:p text:style-name="P2">}</text:p>
      <text:p text:style-name="P2">}</text:p>
      <text:p text:style-name="P1"/>
      <text:p text:style-name="P2">addTogether(<text:span text:style-name="T13">2</text:span>,<text:span text:style-name="T13">3</text:span>)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Dietz</meta:initial-creator>
    <meta:creation-date>2019-07-17T09:14:00.63</meta:creation-date>
    <dc:date>2019-08-22T12:28:30.09</dc:date>
    <dc:creator>Mike Dietz</dc:creator>
    <meta:editing-duration>PT5H37M45S</meta:editing-duration>
    <meta:editing-cycles>19</meta:editing-cycles>
    <meta:generator>OpenOffice/4.1.6$Win32 OpenOffice.org_project/416m1$Build-9790</meta:generator>
    <meta:document-statistic meta:table-count="0" meta:image-count="0" meta:object-count="0" meta:page-count="6" meta:paragraph-count="189" meta:word-count="800" meta:character-count="6466"/>
  </office:meta>
</office:document-meta>
</file>